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e97" officeooo:paragraph-rsid="000c0e97"/>
    </style:style>
    <style:style style:name="P2" style:family="paragraph" style:parent-style-name="Standard">
      <style:text-properties officeooo:rsid="000c0e97" officeooo:paragraph-rsid="000d2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n_name : str, weapon name,</text:p>
      <text:p text:style-name="P1">r_p : int, range point blank,</text:p>
      <text:p text:style-name="P1">r_s : int, range short,</text:p>
      <text:p text:style-name="P1">r_m : int, range medium,</text:p>
      <text:p text:style-name="P1">r_l : int, range long,</text:p>
      <text:p text:style-name="P1">r_e : int, range extreme,</text:p>
      <text:p text:style-name="P2">p_p : int, penetration factor point blank,</text:p>
      <text:p text:style-name="P2">p_s : int, penetration factor short,</text:p>
      <text:p text:style-name="P2">p_m : int, penetration factor medium,</text:p>
      <text:p text:style-name="P2">p_l : int, penetration factor long,</text:p>
      <text:p text:style-name="P1">p_e : int, penetration factor extreme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15:50:27.642207623</meta:creation-date>
    <dc:date>2021-04-20T15:59:36.430575040</dc:date>
    <meta:editing-duration>PT9M8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1" meta:paragraph-count="11" meta:word-count="62" meta:character-count="339" meta:non-whitespace-character-count="288"/>
  </office:meta>
</office:document-meta>
</file>